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F600000F3A10075F2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1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paragraph-properties>
        <style:tab-stops>
          <style:tab-stop style:position="3.5791in"/>
        </style:tab-stops>
      </style:paragraph-properties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8pt" style:font-size-asian="8pt" style:font-size-complex="8pt" fo:hyphenate="false"/>
    </style:style>
    <style:style style:name="P5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font-name="Arial" fo:font-size="12pt" style:font-size-asian="12pt" style:font-size-complex="12pt" fo:hyphenate="false"/>
    </style:style>
    <style:style style:name="P7" style:family="paragraph">
      <style:text-properties style:font-name="Arial1" fo:font-size="8pt" style:font-size-asian="8pt" style:font-size-complex="8pt"/>
    </style:style>
    <style:style style:name="P8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Arial" fo:font-size="8pt" style:font-size-asian="8pt" style:font-size-complex="8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3333"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font-name="Arial1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21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2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0.211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20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0.21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205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0.1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vertical-align="middle" fo:min-height="0.201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textarea-vertical-align="middle" fo:min-height="0.215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draw:textarea-vertical-align="middle" fo:min-height="0.2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middle" draw:auto-grow-height="false" fo:min-height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217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221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219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218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21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2346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text:anchor-type="paragraph" draw:z-index="0" draw:style-name="gr1" draw:text-style-name="P4" svg:width="0.2051in" svg:height="0.215in" svg:x="1.7807in" svg:y="2.3453in"><draw:text-box><text:p text:style-name="P3"><text:span text:style-name="T1"><text:a xlink:href="python://get_nama_wajib_pajak(o,1)" xlink:type="simple">1</text:a></text:span></text:p></draw:text-box></draw:frame><draw:frame text:anchor-type="paragraph" draw:z-index="1" draw:style-name="gr2" draw:text-style-name="P4" svg:width="0.2122in" svg:height="0.2051in" svg:x="1.9854in" svg:y="2.3453in"><draw:text-box><text:p text:style-name="P3"><text:span text:style-name="T1"><text:a xlink:href="python://get_nama_wajib_pajak(o,2)" xlink:type="simple">2</text:a></text:span></text:p></draw:text-box></draw:frame><draw:frame text:anchor-type="paragraph" draw:z-index="2" draw:style-name="gr1" draw:text-style-name="P4" svg:width="0.2039in" svg:height="0.215in" svg:x="2.1972in" svg:y="2.3453in"><draw:text-box><text:p text:style-name="P3"><text:span text:style-name="T1"><text:a xlink:href="python://get_nama_wajib_pajak(o,3)" xlink:type="simple">3</text:a></text:span></text:p></draw:text-box></draw:frame><draw:frame text:anchor-type="paragraph" draw:z-index="3" draw:style-name="gr3" draw:text-style-name="P4" svg:width="0.2071in" svg:height="0.2122in" svg:x="2.4008in" svg:y="2.3453in"><draw:text-box><text:p text:style-name="P3"><text:span text:style-name="T1"><text:a xlink:href="python://get_nama_wajib_pajak(o,4)" xlink:type="simple">4</text:a></text:span></text:p></draw:text-box></draw:frame><draw:frame text:anchor-type="paragraph" draw:z-index="4" draw:style-name="gr3" draw:text-style-name="P5" svg:width="0.2051in" svg:height="0.2122in" svg:x="2.6075in" svg:y="2.3453in"><draw:text-box><text:p text:style-name="P3"><text:span text:style-name="T2"><text:a xlink:href="python://get_nama_wajib_pajak(o,5)" xlink:type="simple">5</text:a></text:span></text:p></draw:text-box></draw:frame><draw:frame text:anchor-type="paragraph" draw:z-index="5" draw:style-name="gr3" draw:text-style-name="P5" svg:width="0.2051in" svg:height="0.2122in" svg:x="2.8126in" svg:y="2.3453in"><draw:text-box><text:p text:style-name="P3"><text:span text:style-name="T2"><text:a xlink:href="python://get_nama_wajib_pajak(o,6)" xlink:type="simple">6</text:a></text:span></text:p></draw:text-box></draw:frame><draw:frame text:anchor-type="paragraph" draw:z-index="6" draw:style-name="gr4" draw:text-style-name="P5" svg:width="0.2098in" svg:height="0.2087in" svg:x="3.0173in" svg:y="2.3453in"><draw:text-box><text:p text:style-name="P3"><text:span text:style-name="T2"><text:a xlink:href="python://get_nama_wajib_pajak(o,7)" xlink:type="simple">7</text:a></text:span></text:p></draw:text-box></draw:frame><draw:frame text:anchor-type="paragraph" draw:z-index="7" draw:style-name="gr3" draw:text-style-name="P4" svg:width="0.2051in" svg:height="0.2122in" svg:x="3.2272in" svg:y="2.3453in"><draw:text-box><text:p text:style-name="P3"><text:span text:style-name="T1"><text:a xlink:href="python://get_nama_wajib_pajak(o,8)" xlink:type="simple">8</text:a></text:span></text:p></draw:text-box></draw:frame><draw:frame text:anchor-type="paragraph" draw:z-index="8" draw:style-name="gr4" draw:text-style-name="P4" svg:width="0.2043in" svg:height="0.2087in" svg:x="3.4319in" svg:y="2.3453in"><draw:text-box><text:p text:style-name="P3"><text:span text:style-name="T1"><text:a xlink:href="python://get_nama_wajib_pajak(o,9)" xlink:type="simple">9</text:a></text:span></text:p></draw:text-box></draw:frame><draw:frame text:anchor-type="paragraph" draw:z-index="9" draw:style-name="gr4" draw:text-style-name="P6" svg:width="0.2039in" svg:height="0.2087in" svg:x="3.6362in" svg:y="2.3453in"><draw:text-box><text:p text:style-name="P3"><text:span text:style-name="T1"><text:a xlink:href="python://get_nama_wajib_pajak(o,10)" xlink:type="simple">10</text:a></text:span></text:p></draw:text-box></draw:frame><draw:frame text:anchor-type="paragraph" draw:z-index="10" draw:style-name="gr2" draw:text-style-name="P6" svg:width="0.2016in" svg:height="0.2051in" svg:x="3.8398in" svg:y="2.3453in"><draw:text-box><text:p text:style-name="P3"><text:span text:style-name="T1"><text:a xlink:href="python://get_nama_wajib_pajak(o,11)" xlink:type="simple">11</text:a></text:span></text:p></draw:text-box></draw:frame><draw:frame text:anchor-type="paragraph" draw:z-index="11" draw:style-name="gr4" draw:text-style-name="P6" svg:width="0.2142in" svg:height="0.2087in" svg:x="4.0409in" svg:y="2.3453in"><draw:text-box><text:p text:style-name="P3"><text:span text:style-name="T1"><text:a xlink:href="python://get_nama_wajib_pajak(o,12)" xlink:type="simple">12</text:a></text:span></text:p></draw:text-box></draw:frame><draw:frame text:anchor-type="paragraph" draw:z-index="12" draw:style-name="gr4" draw:text-style-name="P6" svg:width="0.2043in" svg:height="0.2087in" svg:x="4.2547in" svg:y="2.3453in"><draw:text-box><text:p text:style-name="P3"><text:span text:style-name="T1"><text:a xlink:href="python://get_nama_wajib_pajak(o,13)" xlink:type="simple">13</text:a></text:span></text:p></draw:text-box></draw:frame><draw:frame text:anchor-type="paragraph" draw:z-index="13" draw:style-name="gr5" draw:text-style-name="P6" svg:width="0.2094in" svg:height="0.2189in" svg:x="4.4591in" svg:y="2.3374in"><draw:text-box><text:p text:style-name="P3"><text:span text:style-name="T1"><text:a xlink:href="python://get_nama_wajib_pajak(o,14)" xlink:type="simple">14</text:a></text:span></text:p></draw:text-box></draw:frame><draw:frame text:anchor-type="paragraph" draw:z-index="14" draw:style-name="gr1" draw:text-style-name="P6" svg:width="0.2039in" svg:height="0.215in" svg:x="4.6681in" svg:y="2.3453in"><draw:text-box><text:p text:style-name="P3"><text:span text:style-name="T1"><text:a xlink:href="python://get_nama_wajib_pajak(o,15)" xlink:type="simple">15</text:a></text:span></text:p></draw:text-box></draw:frame><draw:frame text:anchor-type="paragraph" draw:z-index="15" draw:style-name="gr6" draw:text-style-name="P6" svg:width="0.1988in" svg:height="0.2059in" svg:x="4.8717in" svg:y="2.3437in"><draw:text-box><text:p text:style-name="P3"><text:span text:style-name="T1"><text:a xlink:href="python://get_nama_wajib_pajak(o,16)" xlink:type="simple">16</text:a></text:span></text:p></draw:text-box></draw:frame><draw:frame text:anchor-type="paragraph" draw:z-index="16" draw:style-name="gr2" draw:text-style-name="P6" svg:width="0.2094in" svg:height="0.2051in" svg:x="5.0701in" svg:y="2.352in"><draw:text-box><text:p text:style-name="P3"><text:span text:style-name="T1"><text:a xlink:href="python://get_nama_wajib_pajak(o,17)" xlink:type="simple">17</text:a></text:span></text:p></draw:text-box></draw:frame><draw:frame text:anchor-type="paragraph" draw:z-index="17" draw:style-name="gr2" draw:text-style-name="P6" svg:width="0.2079in" svg:height="0.2051in" svg:x="5.2791in" svg:y="2.352in"><draw:text-box><text:p text:style-name="P3"><text:span text:style-name="T1"><text:a xlink:href="python://get_nama_wajib_pajak(o,18)" xlink:type="simple">18</text:a></text:span></text:p></draw:text-box></draw:frame><draw:frame text:anchor-type="paragraph" draw:z-index="18" draw:style-name="gr7" draw:text-style-name="P6" svg:width="0.2197in" svg:height="0.198in" svg:x="5.4866in" svg:y="2.352in"><draw:text-box><text:p text:style-name="P3"><text:span text:style-name="T1"><text:a xlink:href="python://get_nama_wajib_pajak(o,19)" xlink:type="simple">19</text:a></text:span></text:p></draw:text-box></draw:frame><draw:frame text:anchor-type="paragraph" draw:z-index="19" draw:style-name="gr4" draw:text-style-name="P6" svg:width="0.1898in" svg:height="0.2087in" svg:x="5.7063in" svg:y="2.3445in"><draw:text-box><text:p text:style-name="P3"><text:span text:style-name="T1"><text:a xlink:href="python://get_nama_wajib_pajak(o,20)" xlink:type="simple">20</text:a></text:span></text:p></draw:text-box></draw:frame><draw:frame text:anchor-type="paragraph" draw:z-index="20" draw:style-name="gr1" draw:text-style-name="P6" svg:width="0.2213in" svg:height="0.215in" svg:x="5.8957in" svg:y="2.3453in"><draw:text-box><text:p text:style-name="P3"><text:span text:style-name="T1"><text:a xlink:href="python://get_nama_wajib_pajak(o,21)" xlink:type="simple">21</text:a></text:span></text:p></draw:text-box></draw:frame><draw:frame text:anchor-type="paragraph" draw:z-index="21" draw:style-name="gr6" draw:text-style-name="P6" svg:width="0.1898in" svg:height="0.2059in" svg:x="6.1165in" svg:y="2.348in"><draw:text-box><text:p text:style-name="P3"><text:span text:style-name="T1"><text:a xlink:href="python://get_nama_wajib_pajak(o,22)" xlink:type="simple">22</text:a></text:span></text:p></draw:text-box></draw:frame><draw:frame text:anchor-type="paragraph" draw:z-index="22" draw:style-name="gr8" draw:text-style-name="P6" svg:width="0.2114in" svg:height="0.2016in" svg:x="6.3063in" svg:y="2.352in"><draw:text-box><text:p text:style-name="P3"><text:span text:style-name="T1"><text:a xlink:href="python://get_nama_wajib_pajak(o,23)" xlink:type="simple">23</text:a></text:span></text:p></draw:text-box></draw:frame><draw:frame text:anchor-type="paragraph" draw:z-index="23" draw:style-name="gr2" draw:text-style-name="P6" svg:width="0.2205in" svg:height="0.2051in" svg:x="6.5173in" svg:y="2.352in"><draw:text-box><text:p text:style-name="P3"><text:span text:style-name="T1"><text:a xlink:href="python://get_nama_wajib_pajak(o,24)" xlink:type="simple">24</text:a></text:span></text:p></draw:text-box></draw:frame><draw:frame text:anchor-type="paragraph" draw:z-index="24" draw:style-name="gr7" draw:text-style-name="P6" svg:width="0.1976in" svg:height="0.198in" svg:x="6.7374in" svg:y="2.352in"><draw:text-box><text:p text:style-name="P3"><text:span text:style-name="T1"><text:a xlink:href="python://get_nama_wajib_pajak(o,25)" xlink:type="simple">25</text:a></text:span></text:p></draw:text-box></draw:frame><draw:frame text:anchor-type="paragraph" draw:z-index="25" draw:style-name="gr4" draw:text-style-name="P6" svg:width="0.2067in" svg:height="0.2087in" svg:x="6.9346in" svg:y="2.3453in"><draw:text-box><text:p text:style-name="P3"><text:span text:style-name="T1"><text:a xlink:href="python://get_nama_wajib_pajak(o,26)" xlink:type="simple">26</text:a></text:span></text:p></draw:text-box></draw:frame><draw:frame text:anchor-type="paragraph" draw:z-index="26" draw:style-name="gr4" draw:text-style-name="P6" svg:width="0.2051in" svg:height="0.2087in" svg:x="7.1409in" svg:y="2.3453in"><draw:text-box><text:p text:style-name="P3"><text:span text:style-name="T1"><text:a xlink:href="python://get_nama_wajib_pajak(o,27)" xlink:type="simple">27</text:a></text:span></text:p></draw:text-box></draw:frame><draw:frame text:anchor-type="paragraph" draw:z-index="27" draw:style-name="gr4" draw:text-style-name="P4" svg:width="0.2098in" svg:height="0.2087in" svg:x="1.5709in" svg:y="2.3453in"><draw:text-box><text:p text:style-name="P3"><text:span text:style-name="T1"><text:a xlink:href="python://get_nama_wajib_pajak(o,0)" xlink:type="simple">0</text:a></text:span></text:p></draw:text-box></draw:frame><draw:frame text:anchor-type="paragraph" draw:z-index="28" draw:style-name="gr8" draw:text-style-name="P6" svg:width="0.2039in" svg:height="0.2016in" svg:x="7.3457in" svg:y="2.352in"><draw:text-box><text:p text:style-name="P3"><text:span text:style-name="T1"><text:a xlink:href="python://get_nama_wajib_pajak(o,28)" xlink:type="simple">28</text:a></text:span></text:p></draw:text-box></draw:frame><draw:frame text:anchor-type="paragraph" draw:z-index="102" draw:style-name="gr13" draw:text-style-name="P13" svg:width="0.1976in" svg:height="0.2177in" svg:x="1.7827in" svg:y="2.0252in"><draw:text-box><text:p text:style-name="P12"><text:span text:style-name="T1"><text:a xlink:href="python://get_npwp_wajib_pajak(o,1)" xlink:type="simple">1</text:a></text:span></text:p></draw:text-box></draw:frame><draw:frame text:anchor-type="paragraph" draw:z-index="103" draw:style-name="gr5" draw:text-style-name="P5" svg:width="0.2122in" svg:height="0.2189in" svg:x="2.1819in" svg:y="2.0252in"><draw:text-box><text:p text:style-name="P12"><text:span text:style-name="T1"><text:a xlink:href="python://get_npwp_wajib_pajak(o,2)" xlink:type="simple">2</text:a></text:span></text:p></draw:text-box></draw:frame><draw:frame text:anchor-type="paragraph" draw:z-index="104" draw:style-name="gr5" draw:text-style-name="P5" svg:width="0.2059in" svg:height="0.2189in" svg:x="2.3937in" svg:y="2.0252in"><draw:text-box><text:p text:style-name="P12"><text:span text:style-name="T1"><text:a xlink:href="python://get_npwp_wajib_pajak(o,3)" xlink:type="simple">3</text:a></text:span></text:p></draw:text-box></draw:frame><draw:frame text:anchor-type="paragraph" draw:z-index="105" draw:style-name="gr14" draw:text-style-name="P5" svg:width="0.2043in" svg:height="0.2217in" svg:x="2.5992in" svg:y="2.0252in"><draw:text-box><text:p text:style-name="P12"><text:span text:style-name="T1"><text:a xlink:href="python://get_npwp_wajib_pajak(o,4)" xlink:type="simple">4</text:a></text:span></text:p></draw:text-box></draw:frame><draw:frame text:anchor-type="paragraph" draw:z-index="106" draw:style-name="gr5" draw:text-style-name="P5" svg:width="0.1996in" svg:height="0.2189in" svg:x="3.0189in" svg:y="2.0252in"><draw:text-box><text:p text:style-name="P12"><text:span text:style-name="T1"><text:a xlink:href="python://get_npwp_wajib_pajak(o,5)" xlink:type="simple">5</text:a></text:span></text:p></draw:text-box></draw:frame><draw:frame text:anchor-type="paragraph" draw:z-index="107" draw:style-name="gr5" draw:text-style-name="P5" svg:width="0.2043in" svg:height="0.2189in" svg:x="3.2181in" svg:y="2.0252in"><draw:text-box><text:p text:style-name="P3"><text:span text:style-name="T2"><text:a xlink:href="python://get_npwp_wajib_pajak(o,6)" xlink:type="simple">6</text:a></text:span></text:p></draw:text-box></draw:frame><draw:frame text:anchor-type="paragraph" draw:z-index="108" draw:style-name="gr14" draw:text-style-name="P5" svg:width="0.2177in" svg:height="0.2217in" svg:x="3.422in" svg:y="2.0252in"><draw:text-box><text:p text:style-name="P3"><text:span text:style-name="T2"><text:a xlink:href="python://get_npwp_wajib_pajak(o,7)" xlink:type="simple">7</text:a></text:span></text:p></draw:text-box></draw:frame><draw:frame text:anchor-type="paragraph" draw:z-index="109" draw:style-name="gr14" draw:text-style-name="P5" svg:width="0.2039in" svg:height="0.2217in" svg:x="3.8366in" svg:y="2.0252in"><draw:text-box><text:p text:style-name="P3"><text:span text:style-name="T2"><text:a xlink:href="python://get_npwp_wajib_pajak(o,8)" xlink:type="simple">8</text:a></text:span></text:p></draw:text-box></draw:frame><draw:frame text:anchor-type="paragraph" draw:z-index="110" draw:style-name="gr14" draw:text-style-name="P5" svg:width="0.2098in" svg:height="0.2217in" svg:x="4.2335in" svg:y="2.0252in"><draw:text-box><text:p text:style-name="P3"><text:span text:style-name="T2"><text:a xlink:href="python://get_npwp_wajib_pajak(o,9)" xlink:type="simple">9</text:a></text:span></text:p></draw:text-box></draw:frame><draw:frame text:anchor-type="paragraph" draw:z-index="111" draw:style-name="gr5" draw:text-style-name="P6" svg:width="0.2067in" svg:height="0.2189in" svg:x="4.4374in" svg:y="2.0252in"><draw:text-box><text:p text:style-name="P3"><text:span text:style-name="T2"><text:a xlink:href="python://get_npwp_wajib_pajak(o,10)" xlink:type="simple">10</text:a></text:span></text:p></draw:text-box></draw:frame><draw:frame text:anchor-type="paragraph" draw:z-index="112" draw:style-name="gr14" draw:text-style-name="P6" svg:width="0.2024in" svg:height="0.2217in" svg:x="4.6437in" svg:y="2.0252in"><draw:text-box><text:p text:style-name="P3"><text:span text:style-name="T2"><text:a xlink:href="python://get_npwp_wajib_pajak(o,11)" xlink:type="simple">11</text:a></text:span></text:p></draw:text-box></draw:frame><draw:frame text:anchor-type="paragraph" draw:z-index="113" draw:style-name="gr14" draw:text-style-name="P6" svg:width="0.2094in" svg:height="0.2217in" svg:x="5.0543in" svg:y="2.0252in"><draw:text-box><text:p text:style-name="P3"><text:span text:style-name="T2"><text:a xlink:href="python://get_npwp_wajib_pajak(o,12)" xlink:type="simple">12</text:a></text:span></text:p></draw:text-box></draw:frame><draw:frame text:anchor-type="paragraph" draw:z-index="114" draw:style-name="gr5" draw:text-style-name="P6" svg:width="0.2071in" svg:height="0.2189in" svg:x="5.2634in" svg:y="2.0252in"><draw:text-box><text:p text:style-name="P3"><text:span text:style-name="T2"><text:a xlink:href="python://get_npwp_wajib_pajak(o,13)" xlink:type="simple">13</text:a></text:span></text:p></draw:text-box></draw:frame><draw:frame text:anchor-type="paragraph" draw:z-index="115" draw:style-name="gr14" draw:text-style-name="P6" svg:width="0.2071in" svg:height="0.2217in" svg:x="5.4701in" svg:y="2.0252in"><draw:text-box><text:p text:style-name="P3"><text:span text:style-name="T2"><text:a xlink:href="python://get_npwp_wajib_pajak(o,14)" xlink:type="simple">14</text:a></text:span></text:p></draw:text-box></draw:frame><draw:frame text:anchor-type="paragraph" draw:z-index="116" draw:style-name="gr15" draw:text-style-name="P13" svg:width="0.1988in" svg:height="0.2197in" svg:x="1.5728in" svg:y="2.0252in"><draw:text-box><text:p text:style-name="P12"><text:span text:style-name="T1"><text:a xlink:href="python://get_npwp_wajib_pajak(o,0)" xlink:type="simple">0</text:a></text:span></text:p></draw:text-box></draw:frame><draw:frame text:anchor-type="paragraph" draw:z-index="117" draw:style-name="gr16" draw:text-style-name="P13" svg:width="0.2142in" svg:height="0.2185in" svg:x="3.6047in" svg:y="9.0591in"><draw:text-box><text:p text:style-name="P12"><text:span text:style-name="T1"><text:a xlink:href="python://get_npwp_pemotong_pajak(o,1)" xlink:type="simple">1</text:a></text:span></text:p></draw:text-box></draw:frame><draw:frame text:anchor-type="paragraph" draw:z-index="118" draw:style-name="gr16" draw:text-style-name="P5" svg:width="0.2169in" svg:height="0.2185in" svg:x="4.0134in" svg:y="9.0591in"><draw:text-box><text:p text:style-name="P12"><text:span text:style-name="T1"><text:a xlink:href="python://get_npwp_pemotong_pajak(o,2)" xlink:type="simple">2</text:a></text:span></text:p></draw:text-box></draw:frame><draw:frame text:anchor-type="paragraph" draw:z-index="119" draw:style-name="gr16" draw:text-style-name="P5" svg:width="0.2067in" svg:height="0.2185in" svg:x="4.2299in" svg:y="9.0591in"><draw:text-box><text:p text:style-name="P12"><text:span text:style-name="T1"><text:a xlink:href="python://get_npwp_pemotong_pajak(o,3)" xlink:type="simple">3</text:a></text:span></text:p></draw:text-box></draw:frame><draw:frame text:anchor-type="paragraph" draw:z-index="120" draw:style-name="gr16" draw:text-style-name="P5" svg:width="0.2122in" svg:height="0.2185in" svg:x="4.4362in" svg:y="9.0598in"><draw:text-box><text:p text:style-name="P12"><text:span text:style-name="T1"><text:a xlink:href="python://get_npwp_pemotong_pajak(o,4)" xlink:type="simple">4</text:a></text:span></text:p></draw:text-box></draw:frame><draw:frame text:anchor-type="paragraph" draw:z-index="121" draw:style-name="gr16" draw:text-style-name="P5" svg:width="0.224in" svg:height="0.2185in" svg:x="4.8409in" svg:y="9.0598in"><draw:text-box><text:p text:style-name="P12"><text:span text:style-name="T1"><text:a xlink:href="python://get_npwp_pemotong_pajak(o,5)" xlink:type="simple">5</text:a></text:span></text:p></draw:text-box></draw:frame><draw:frame text:anchor-type="paragraph" draw:z-index="122" draw:style-name="gr16" draw:text-style-name="P5" svg:width="0.1933in" svg:height="0.2185in" svg:x="5.0646in" svg:y="9.0598in"><draw:text-box><text:p text:style-name="P3"><text:span text:style-name="T2"><text:a xlink:href="python://get_npwp_pemotong_pajak(o,6)" xlink:type="simple">6</text:a></text:span></text:p></draw:text-box></draw:frame><draw:frame text:anchor-type="paragraph" draw:z-index="123" draw:style-name="gr16" draw:text-style-name="P5" svg:width="0.2142in" svg:height="0.2185in" svg:x="5.2575in" svg:y="9.0598in"><draw:text-box><text:p text:style-name="P3"><text:span text:style-name="T2"><text:a xlink:href="python://get_npwp_pemotong_pajak(o,7)" xlink:type="simple">7</text:a></text:span></text:p></draw:text-box></draw:frame><draw:frame text:anchor-type="paragraph" draw:z-index="124" draw:style-name="gr16" draw:text-style-name="P5" svg:width="0.2087in" svg:height="0.2185in" svg:x="5.6799in" svg:y="9.0598in"><draw:text-box><text:p text:style-name="P3"><text:span text:style-name="T2"><text:a xlink:href="python://get_npwp_pemotong_pajak(o,8)" xlink:type="simple">8</text:a></text:span></text:p></draw:text-box></draw:frame><draw:frame text:anchor-type="paragraph" draw:z-index="125" draw:style-name="gr16" draw:text-style-name="P5" svg:width="0.2122in" svg:height="0.2185in" svg:x="6.0752in" svg:y="9.0598in"><draw:text-box><text:p text:style-name="P3"><text:span text:style-name="T2"><text:a xlink:href="python://get_npwp_pemotong_pajak(o,9)" xlink:type="simple">9</text:a></text:span></text:p></draw:text-box></draw:frame><draw:frame text:anchor-type="paragraph" draw:z-index="126" draw:style-name="gr16" draw:text-style-name="P6" svg:width="0.2134in" svg:height="0.2185in" svg:x="6.2866in" svg:y="9.0598in"><draw:text-box><text:p text:style-name="P3"><text:span text:style-name="T2"><text:a xlink:href="python://get_npwp_pemotong_pajak(o,10)" xlink:type="simple">10</text:a></text:span></text:p></draw:text-box></draw:frame><draw:frame text:anchor-type="paragraph" draw:z-index="127" draw:style-name="gr16" draw:text-style-name="P6" svg:width="0.1969in" svg:height="0.2185in" svg:x="6.5in" svg:y="9.0598in"><draw:text-box><text:p text:style-name="P3"><text:span text:style-name="T2"><text:a xlink:href="python://get_npwp_pemotong_pajak(o,11)" xlink:type="simple">11</text:a></text:span></text:p></draw:text-box></draw:frame><draw:frame text:anchor-type="paragraph" draw:z-index="128" draw:style-name="gr16" draw:text-style-name="P6" svg:width="0.1976in" svg:height="0.2185in" svg:x="6.9165in" svg:y="9.0598in"><draw:text-box><text:p text:style-name="P3"><text:span text:style-name="T2"><text:a xlink:href="python://get_npwp_pemotong_pajak(o,12)" xlink:type="simple">12</text:a></text:span></text:p></draw:text-box></draw:frame><draw:frame text:anchor-type="paragraph" draw:z-index="129" draw:style-name="gr16" draw:text-style-name="P6" svg:width="0.2122in" svg:height="0.2185in" svg:x="7.1138in" svg:y="9.0598in"><draw:text-box><text:p text:style-name="P3"><text:span text:style-name="T2"><text:a xlink:href="python://get_npwp_pemotong_pajak(o,13)" xlink:type="simple">13</text:a></text:span></text:p></draw:text-box></draw:frame><draw:frame text:anchor-type="paragraph" draw:z-index="130" draw:style-name="gr16" draw:text-style-name="P6" svg:width="0.1976in" svg:height="0.2185in" svg:x="7.3256in" svg:y="9.0598in"><draw:text-box><text:p text:style-name="P3"><text:span text:style-name="T2"><text:a xlink:href="python://get_npwp_pemotong_pajak(o,14)" xlink:type="simple">14</text:a></text:span></text:p></draw:text-box></draw:frame><draw:frame text:anchor-type="paragraph" draw:z-index="131" draw:style-name="gr16" draw:text-style-name="P13" svg:width="0.1933in" svg:height="0.2185in" svg:x="3.4118in" svg:y="9.0598in"><draw:text-box><text:p text:style-name="P12"><text:span text:style-name="T1"><text:a xlink:href="python://get_npwp_pemotong_pajak(o,0)" xlink:type="simple">0</text:a></text:span></text:p></draw:text-box></draw:frame><draw:frame text:anchor-type="paragraph" draw:z-index="132" draw:style-name="gr10" draw:text-style-name="P4" svg:width="0.2031in" svg:height="0.2114in" svg:x="3.6193in" svg:y="9.3591in"><draw:text-box><text:p text:style-name="P3"><text:span text:style-name="T1"><text:a xlink:href="python://get_nama_pemotong_pajak(o,1)" xlink:type="simple">1</text:a></text:span></text:p></draw:text-box></draw:frame><draw:frame text:anchor-type="paragraph" draw:z-index="133" draw:style-name="gr10" draw:text-style-name="P4" svg:width="0.2094in" svg:height="0.2114in" svg:x="3.822in" svg:y="9.3591in"><draw:text-box><text:p text:style-name="P3"><text:span text:style-name="T1"><text:a xlink:href="python://get_nama_pemotong_pajak(o,2)" xlink:type="simple">2</text:a></text:span></text:p></draw:text-box></draw:frame><draw:frame text:anchor-type="paragraph" draw:z-index="134" draw:style-name="gr10" draw:text-style-name="P4" svg:width="0.2185in" svg:height="0.2114in" svg:x="4.0075in" svg:y="9.3591in"><draw:text-box><text:p text:style-name="P3"><text:span text:style-name="T1"><text:a xlink:href="python://get_nama_pemotong_pajak(o,3)" xlink:type="simple">3</text:a></text:span></text:p></draw:text-box></draw:frame><draw:frame text:anchor-type="paragraph" draw:z-index="135" draw:style-name="gr10" draw:text-style-name="P4" svg:width="0.2067in" svg:height="0.2114in" svg:x="4.2256in" svg:y="9.3591in"><draw:text-box><text:p text:style-name="P3"><text:span text:style-name="T1"><text:a xlink:href="python://get_nama_pemotong_pajak(o,4)" xlink:type="simple">4</text:a></text:span></text:p></draw:text-box></draw:frame><draw:frame text:anchor-type="paragraph" draw:z-index="136" draw:style-name="gr10" draw:text-style-name="P5" svg:width="0.2039in" svg:height="0.2114in" svg:x="4.4319in" svg:y="9.3591in"><draw:text-box><text:p text:style-name="P3"><text:span text:style-name="T2"><text:a xlink:href="python://get_nama_pemotong_pajak(o,5)" xlink:type="simple">5</text:a></text:span></text:p></draw:text-box></draw:frame><draw:frame text:anchor-type="paragraph" draw:z-index="137" draw:style-name="gr10" draw:text-style-name="P5" svg:width="0.2248in" svg:height="0.2114in" svg:x="4.6354in" svg:y="9.3591in"><draw:text-box><text:p text:style-name="P3"><text:span text:style-name="T2"><text:a xlink:href="python://get_nama_pemotong_pajak(o,6)" xlink:type="simple">6</text:a></text:span></text:p></draw:text-box></draw:frame><draw:frame text:anchor-type="paragraph" draw:z-index="138" draw:style-name="gr10" draw:text-style-name="P5" svg:width="0.2043in" svg:height="0.2114in" svg:x="4.839in" svg:y="9.3591in"><draw:text-box><text:p text:style-name="P3"><text:span text:style-name="T2"><text:a xlink:href="python://get_nama_pemotong_pajak(o,7)" xlink:type="simple">7</text:a></text:span></text:p></draw:text-box></draw:frame><draw:frame text:anchor-type="paragraph" draw:z-index="139" draw:style-name="gr17" draw:text-style-name="P4" svg:width="0.2142in" svg:height="0.2106in" svg:x="5.0429in" svg:y="9.3602in"><draw:text-box><text:p text:style-name="P3"><text:span text:style-name="T1"><text:a xlink:href="python://get_nama_pemotong_pajak(o,8)" xlink:type="simple">8</text:a></text:span></text:p></draw:text-box></draw:frame><draw:frame text:anchor-type="paragraph" draw:z-index="140" draw:style-name="gr10" draw:text-style-name="P4" svg:width="0.2043in" svg:height="0.2114in" svg:x="5.2571in" svg:y="9.3591in"><draw:text-box><text:p text:style-name="P3"><text:span text:style-name="T1"><text:a xlink:href="python://get_nama_pemotong_pajak(o,9)" xlink:type="simple">9</text:a></text:span></text:p></draw:text-box></draw:frame><draw:frame text:anchor-type="paragraph" draw:z-index="141" draw:style-name="gr17" draw:text-style-name="P6" svg:width="0.2224in" svg:height="0.2106in" svg:x="5.461in" svg:y="9.3602in"><draw:text-box><text:p text:style-name="P3"><text:span text:style-name="T1"><text:a xlink:href="python://get_nama_pemotong_pajak(o,10)" xlink:type="simple">10</text:a></text:span></text:p></draw:text-box></draw:frame><draw:frame text:anchor-type="paragraph" draw:z-index="142" draw:style-name="gr17" draw:text-style-name="P6" svg:width="0.2087in" svg:height="0.2106in" svg:x="5.6835in" svg:y="9.3602in"><draw:text-box><text:p text:style-name="P3"><text:span text:style-name="T1"><text:a xlink:href="python://get_nama_pemotong_pajak(o,11)" xlink:type="simple">11</text:a></text:span></text:p></draw:text-box></draw:frame><draw:frame text:anchor-type="paragraph" draw:z-index="143" draw:style-name="gr17" draw:text-style-name="P6" svg:width="0.1858in" svg:height="0.2106in" svg:x="5.8917in" svg:y="9.3602in"><draw:text-box><text:p text:style-name="P3"><text:span text:style-name="T1"><text:a xlink:href="python://get_nama_pemotong_pajak(o,12)" xlink:type="simple">12</text:a></text:span></text:p></draw:text-box></draw:frame><draw:frame text:anchor-type="paragraph" draw:z-index="144" draw:style-name="gr17" draw:text-style-name="P6" svg:width="0.2134in" svg:height="0.2106in" svg:x="6.0772in" svg:y="9.3602in"><draw:text-box><text:p text:style-name="P3"><text:span text:style-name="T1"><text:a xlink:href="python://get_nama_pemotong_pajak(o,13)" xlink:type="simple">13</text:a></text:span></text:p></draw:text-box></draw:frame><draw:frame text:anchor-type="paragraph" draw:z-index="145" draw:style-name="gr17" draw:text-style-name="P6" svg:width="0.2134in" svg:height="0.2106in" svg:x="6.2902in" svg:y="9.3602in"><draw:text-box><text:p text:style-name="P3"><text:span text:style-name="T1"><text:a xlink:href="python://get_nama_pemotong_pajak(o,14)" xlink:type="simple">14</text:a></text:span></text:p></draw:text-box></draw:frame><draw:frame text:anchor-type="paragraph" draw:z-index="146" draw:style-name="gr17" draw:text-style-name="P6" svg:width="0.2059in" svg:height="0.2106in" svg:x="6.5035in" svg:y="9.3602in"><draw:text-box><text:p text:style-name="P3"><text:span text:style-name="T1"><text:a xlink:href="python://get_nama_pemotong_pajak(o,15)" xlink:type="simple">15</text:a></text:span></text:p></draw:text-box></draw:frame><draw:frame text:anchor-type="paragraph" draw:z-index="147" draw:style-name="gr17" draw:text-style-name="P6" svg:width="0.198in" svg:height="0.2106in" svg:x="6.7091in" svg:y="9.3602in"><draw:text-box><text:p text:style-name="P3"><text:span text:style-name="T1"><text:a xlink:href="python://get_nama_pemotong_pajak(o,16)" xlink:type="simple">16</text:a></text:span></text:p></draw:text-box></draw:frame><draw:frame text:anchor-type="paragraph" draw:z-index="148" draw:style-name="gr17" draw:text-style-name="P6" svg:width="0.198in" svg:height="0.2106in" svg:x="6.9146in" svg:y="9.3602in"><draw:text-box><text:p text:style-name="P3"><text:span text:style-name="T1"><text:a xlink:href="python://get_nama_pemotong_pajak(o,17)" xlink:type="simple">17</text:a></text:span></text:p></draw:text-box></draw:frame><draw:frame text:anchor-type="paragraph" draw:z-index="149" draw:style-name="gr17" draw:text-style-name="P6" svg:width="0.2122in" svg:height="0.2106in" svg:x="7.1126in" svg:y="9.3602in"><draw:text-box><text:p text:style-name="P3"><text:span text:style-name="T1"><text:a xlink:href="python://get_nama_pemotong_pajak(o,18)" xlink:type="simple">18</text:a></text:span></text:p></draw:text-box></draw:frame><draw:frame text:anchor-type="paragraph" draw:z-index="150" draw:style-name="gr17" draw:text-style-name="P6" svg:width="0.2205in" svg:height="0.2106in" svg:x="7.3244in" svg:y="9.3602in"><draw:text-box><text:p text:style-name="P3"><text:span text:style-name="T1"><text:a xlink:href="python://get_nama_pemotong_pajak(o,19)" xlink:type="simple">19</text:a></text:span></text:p></draw:text-box></draw:frame><draw:frame text:anchor-type="paragraph" draw:z-index="151" draw:style-name="gr18" draw:text-style-name="P4" svg:width="0.2213in" svg:height="0.235in" svg:x="3.3984in" svg:y="9.3516in"><draw:text-box><text:p text:style-name="P3"><text:span text:style-name="T1"><text:a xlink:href="python://get_nama_pemotong_pajak(o,0)" xlink:type="simple">0</text:a></text:span></text:p></draw:text-box></draw:frame><draw:frame text:anchor-type="paragraph" draw:z-index="29" draw:style-name="gr9" draw:text-style-name="P5" svg:width="0.2059in" svg:height="0.2157in" svg:x="1.7736in" svg:y="2.65in"><draw:text-box><text:p text:style-name="P3"><text:span text:style-name="T2"><text:a xlink:href="python://get_alamat_wajib_pajak(o,1)" xlink:type="simple">1</text:a></text:span></text:p></draw:text-box></draw:frame><draw:frame text:anchor-type="paragraph" draw:z-index="30" draw:style-name="gr9" draw:text-style-name="P5" svg:width="0.2031in" svg:height="0.2157in" svg:x="1.9791in" svg:y="2.65in"><draw:text-box><text:p text:style-name="P3"><text:span text:style-name="T2"><text:a xlink:href="python://get_alamat_wajib_pajak(o,2)" xlink:type="simple">2</text:a></text:span></text:p></draw:text-box></draw:frame><draw:frame text:anchor-type="paragraph" draw:z-index="31" draw:style-name="gr9" draw:text-style-name="P5" svg:width="0.224in" svg:height="0.2157in" svg:x="2.1819in" svg:y="2.65in"><draw:text-box><text:p text:style-name="P3"><text:span text:style-name="T2"><text:a xlink:href="python://get_alamat_wajib_pajak(o,3)" xlink:type="simple">3</text:a></text:span></text:p></draw:text-box></draw:frame><draw:frame text:anchor-type="paragraph" draw:z-index="32" draw:style-name="gr9" draw:text-style-name="P5" svg:width="0.2169in" svg:height="0.2157in" svg:x="2.3874in" svg:y="2.65in"><draw:text-box><text:p text:style-name="P3"><text:span text:style-name="T2"><text:a xlink:href="python://get_alamat_wajib_pajak(o,4)" xlink:type="simple">4</text:a></text:span></text:p></draw:text-box></draw:frame><draw:frame text:anchor-type="paragraph" draw:z-index="33" draw:style-name="gr1" draw:text-style-name="P5" svg:width="0.2051in" svg:height="0.215in" svg:x="2.6043in" svg:y="2.6508in"><draw:text-box><text:p text:style-name="P3"><text:span text:style-name="T2"><text:a xlink:href="python://get_alamat_wajib_pajak(o,5)" xlink:type="simple">5</text:a></text:span></text:p></draw:text-box></draw:frame><draw:frame text:anchor-type="paragraph" draw:z-index="34" draw:style-name="gr1" draw:text-style-name="P5" svg:width="0.2039in" svg:height="0.215in" svg:x="2.8091in" svg:y="2.6508in"><draw:text-box><text:p text:style-name="P3"><text:span text:style-name="T2"><text:a xlink:href="python://get_alamat_wajib_pajak(o,6)" xlink:type="simple">6</text:a></text:span></text:p></draw:text-box></draw:frame><draw:frame text:anchor-type="paragraph" draw:z-index="35" draw:style-name="gr1" draw:text-style-name="P5" svg:width="0.2031in" svg:height="0.215in" svg:x="3.0126in" svg:y="2.6508in"><draw:text-box><text:p text:style-name="P3"><text:span text:style-name="T2"><text:a xlink:href="python://get_alamat_wajib_pajak(o,7)" xlink:type="simple">7</text:a></text:span></text:p></draw:text-box></draw:frame><draw:frame text:anchor-type="paragraph" draw:z-index="36" draw:style-name="gr1" draw:text-style-name="P5" svg:width="0.2043in" svg:height="0.215in" svg:x="3.2154in" svg:y="2.6508in"><draw:text-box><text:p text:style-name="P3"><text:span text:style-name="T2"><text:a xlink:href="python://get_alamat_wajib_pajak(o,8)" xlink:type="simple">8</text:a></text:span></text:p></draw:text-box></draw:frame><draw:frame text:anchor-type="paragraph" draw:z-index="37" draw:style-name="gr1" draw:text-style-name="P5" svg:width="0.2122in" svg:height="0.215in" svg:x="3.4193in" svg:y="2.6508in"><draw:text-box><text:p text:style-name="P3"><text:span text:style-name="T2"><text:a xlink:href="python://get_alamat_wajib_pajak(o,9)" xlink:type="simple">9</text:a></text:span></text:p></draw:text-box></draw:frame><draw:frame text:anchor-type="paragraph" draw:z-index="38" draw:style-name="gr1" draw:text-style-name="P6" svg:width="0.2098in" svg:height="0.215in" svg:x="3.6311in" svg:y="2.6508in"><draw:text-box><text:p text:style-name="P3"><text:span text:style-name="T2"><text:a xlink:href="python://get_alamat_wajib_pajak(o,10)" xlink:type="simple">10</text:a></text:span></text:p></draw:text-box></draw:frame><draw:frame text:anchor-type="paragraph" draw:z-index="39" draw:style-name="gr1" draw:text-style-name="P6" svg:width="0.2059in" svg:height="0.215in" svg:x="3.8398in" svg:y="2.6508in"><draw:text-box><text:p text:style-name="P3"><text:span text:style-name="T2"><text:a xlink:href="python://get_alamat_wajib_pajak(o,11)" xlink:type="simple">11</text:a></text:span></text:p></draw:text-box></draw:frame><draw:frame text:anchor-type="paragraph" draw:z-index="40" draw:style-name="gr1" draw:text-style-name="P6" svg:width="0.2122in" svg:height="0.215in" svg:x="4.0453in" svg:y="2.6508in"><draw:text-box><text:p text:style-name="P3"><text:span text:style-name="T2"><text:a xlink:href="python://get_alamat_wajib_pajak(o,12)" xlink:type="simple">12</text:a></text:span></text:p></draw:text-box></draw:frame><draw:frame text:anchor-type="paragraph" draw:z-index="41" draw:style-name="gr1" draw:text-style-name="P6" svg:width="0.1976in" svg:height="0.215in" svg:x="4.2571in" svg:y="2.6508in"><draw:text-box><text:p text:style-name="P3"><text:span text:style-name="T2"><text:a xlink:href="python://get_alamat_wajib_pajak(o,13)" xlink:type="simple">13</text:a></text:span></text:p></draw:text-box></draw:frame><draw:frame text:anchor-type="paragraph" draw:z-index="42" draw:style-name="gr1" draw:text-style-name="P6" svg:width="0.2134in" svg:height="0.215in" svg:x="4.4543in" svg:y="2.6508in"><draw:text-box><text:p text:style-name="P3"><text:span text:style-name="T2"><text:a xlink:href="python://get_alamat_wajib_pajak(o,14)" xlink:type="simple">14</text:a></text:span></text:p></draw:text-box></draw:frame><draw:frame text:anchor-type="paragraph" draw:z-index="43" draw:style-name="gr1" draw:text-style-name="P6" svg:width="0.1961in" svg:height="0.215in" svg:x="4.6665in" svg:y="2.6508in"><draw:text-box><text:p text:style-name="P3"><text:span text:style-name="T2"><text:a xlink:href="python://get_alamat_wajib_pajak(o,15)" xlink:type="simple">15</text:a></text:span></text:p></draw:text-box></draw:frame><draw:frame text:anchor-type="paragraph" draw:z-index="44" draw:style-name="gr1" draw:text-style-name="P6" svg:width="0.213in" svg:height="0.215in" svg:x="4.8626in" svg:y="2.6508in"><draw:text-box><text:p text:style-name="P3"><text:span text:style-name="T2"><text:a xlink:href="python://get_alamat_wajib_pajak(o,16)" xlink:type="simple">16</text:a></text:span></text:p></draw:text-box></draw:frame><draw:frame text:anchor-type="paragraph" draw:z-index="45" draw:style-name="gr1" draw:text-style-name="P6" svg:width="0.2012in" svg:height="0.215in" svg:x="5.0752in" svg:y="2.6508in"><draw:text-box><text:p text:style-name="P3"><text:span text:style-name="T2"><text:a xlink:href="python://get_alamat_wajib_pajak(o,17)" xlink:type="simple">17</text:a></text:span></text:p></draw:text-box></draw:frame><draw:frame text:anchor-type="paragraph" draw:z-index="46" draw:style-name="gr1" draw:text-style-name="P6" svg:width="0.1969in" svg:height="0.215in" svg:x="5.2965in" svg:y="2.6508in"><draw:text-box><text:p text:style-name="P3"><text:span text:style-name="T2"><text:a xlink:href="python://get_alamat_wajib_pajak(o,18)" xlink:type="simple">18</text:a></text:span></text:p></draw:text-box></draw:frame><draw:frame text:anchor-type="paragraph" draw:z-index="47" draw:style-name="gr1" draw:text-style-name="P6" svg:width="0.2043in" svg:height="0.215in" svg:x="5.4925in" svg:y="2.6508in"><draw:text-box><text:p text:style-name="P3"><text:span text:style-name="T2"><text:a xlink:href="python://get_alamat_wajib_pajak(o,19)" xlink:type="simple">19</text:a></text:span></text:p></draw:text-box></draw:frame><draw:frame text:anchor-type="paragraph" draw:z-index="48" draw:style-name="gr1" draw:text-style-name="P6" svg:width="0.2059in" svg:height="0.215in" svg:x="5.6965in" svg:y="2.6508in"><draw:text-box><text:p text:style-name="P3"><text:span text:style-name="T2"><text:a xlink:href="python://get_alamat_wajib_pajak(o,20)" xlink:type="simple">20</text:a></text:span></text:p></draw:text-box></draw:frame><draw:frame text:anchor-type="paragraph" draw:z-index="49" draw:style-name="gr1" draw:text-style-name="P6" svg:width="0.2122in" svg:height="0.215in" svg:x="5.902in" svg:y="2.6508in"><draw:text-box><text:p text:style-name="P3"><text:span text:style-name="T2"><text:a xlink:href="python://get_alamat_wajib_pajak(o,21)" xlink:type="simple">21</text:a></text:span></text:p></draw:text-box></draw:frame><draw:frame text:anchor-type="paragraph" draw:z-index="50" draw:style-name="gr1" draw:text-style-name="P6" svg:width="0.2059in" svg:height="0.215in" svg:x="6.1138in" svg:y="2.6508in"><draw:text-box><text:p text:style-name="P3"><text:span text:style-name="T2"><text:a xlink:href="python://get_alamat_wajib_pajak(o,22)" xlink:type="simple">22</text:a></text:span></text:p></draw:text-box></draw:frame><draw:frame text:anchor-type="paragraph" draw:z-index="51" draw:style-name="gr1" draw:text-style-name="P6" svg:width="0.2043in" svg:height="0.215in" svg:x="6.3193in" svg:y="2.6508in"><draw:text-box><text:p text:style-name="P3"><text:span text:style-name="T2"><text:a xlink:href="python://get_alamat_wajib_pajak(o,23)" xlink:type="simple">23</text:a></text:span></text:p></draw:text-box></draw:frame><draw:frame text:anchor-type="paragraph" draw:z-index="52" draw:style-name="gr1" draw:text-style-name="P6" svg:width="0.2051in" svg:height="0.215in" svg:x="6.5236in" svg:y="2.6508in"><draw:text-box><text:p text:style-name="P3"><text:span text:style-name="T2"><text:a xlink:href="python://get_alamat_wajib_pajak(o,24)" xlink:type="simple">24</text:a></text:span></text:p></draw:text-box></draw:frame><draw:frame text:anchor-type="paragraph" draw:z-index="53" draw:style-name="gr1" draw:text-style-name="P6" svg:width="0.2043in" svg:height="0.215in" svg:x="6.7283in" svg:y="2.6508in"><draw:text-box><text:p text:style-name="P3"><text:span text:style-name="T2"><text:a xlink:href="python://get_alamat_wajib_pajak(o,25)" xlink:type="simple">25</text:a></text:span></text:p></draw:text-box></draw:frame><draw:frame text:anchor-type="paragraph" draw:z-index="54" draw:style-name="gr2" draw:text-style-name="P6" svg:width="0.213in" svg:height="0.2051in" svg:x="6.9327in" svg:y="2.6508in"><draw:text-box><text:p text:style-name="P3"><text:span text:style-name="T2"><text:a xlink:href="python://get_alamat_wajib_pajak(o,26)" xlink:type="simple">26</text:a></text:span></text:p></draw:text-box></draw:frame><draw:frame text:anchor-type="paragraph" draw:z-index="55" draw:style-name="gr1" draw:text-style-name="P6" svg:width="0.1976in" svg:height="0.215in" svg:x="7.1453in" svg:y="2.6508in"><draw:text-box><text:p text:style-name="P3"><text:span text:style-name="T2"><text:a xlink:href="python://get_alamat_wajib_pajak(o,27)" xlink:type="simple">27</text:a></text:span></text:p></draw:text-box></draw:frame><draw:frame text:anchor-type="paragraph" draw:z-index="56" draw:style-name="gr1" draw:text-style-name="P5" svg:width="0.1996in" svg:height="0.215in" svg:x="1.5744in" svg:y="2.6508in"><draw:text-box><text:p text:style-name="P3"><text:span text:style-name="T2"><text:a xlink:href="python://get_alamat_wajib_pajak(o,0)" xlink:type="simple">0</text:a></text:span></text:p></draw:text-box></draw:frame><draw:frame text:anchor-type="paragraph" draw:z-index="57" draw:style-name="gr10" draw:text-style-name="P6" svg:width="0.1976in" svg:height="0.2114in" svg:x="7.3575in" svg:y="2.6508in"><draw:text-box><text:p text:style-name="P3"><text:span text:style-name="T2"><text:a xlink:href="python://get_alamat_wajib_pajak(o,28)" xlink:type="simple">28</text:a></text:span></text:p></draw:text-box></draw:frame><draw:frame text:anchor-type="paragraph" draw:z-index="58" draw:style-name="gr11" draw:text-style-name="P7" svg:width="6.7776in" svg:height="0.2169in" svg:x="0.1264in" svg:y="3.6299in"><draw:text-box><text:p><text:span text:style-name="T3"><text:a xlink:href="python://compute_matrix_line(o.line_ids)" xlink:type="simple">COMPUTE MATRIX</text:a></text:span></text:p></draw:text-box></draw:frame><draw:frame text:anchor-type="paragraph" draw:z-index="60" draw:style-name="gr12" draw:text-style-name="P7" svg:width="1.8248in" svg:height="0.2106in" svg:x="2.798in" svg:y="5.1756in"><draw:text-box><text:p text:style-name="P8"><text:span text:style-name="T4"><text:a xlink:href="python://formatLang(get_matrix_line(5).get('bruto', &quot;&quot;), dp='Bukti Potong PPH No Decimal')" xlink:type="simple">BRUTO_5</text:a></text:span></text:p></draw:text-box></draw:frame><draw:frame text:anchor-type="paragraph" draw:z-index="61" draw:style-name="gr12" draw:text-style-name="P7" svg:width="1.8248in" svg:height="0.2106in" svg:x="2.798in" svg:y="4.9654in"><draw:text-box><text:p text:style-name="P8"><text:span text:style-name="T4"><text:a xlink:href="python://formatLang(get_matrix_line(4).get('bruto', &quot;&quot;), dp='Bukti Potong PPH No Decimal')" xlink:type="simple">BRUTO_4</text:a></text:span></text:p></draw:text-box></draw:frame><draw:frame text:anchor-type="paragraph" draw:z-index="62" draw:style-name="gr12" draw:text-style-name="P7" svg:width="1.8362in" svg:height="0.2106in" svg:x="2.7866in" svg:y="4.7547in"><draw:text-box><text:p text:style-name="P8"><text:span text:style-name="T4"><text:a xlink:href="python://formatLang(get_matrix_line(3).get('bruto', &quot;&quot;), dp='Bukti Potong PPH No Decimal')" xlink:type="simple">BRUTO_3</text:a></text:span></text:p></draw:text-box></draw:frame><draw:frame text:anchor-type="paragraph" draw:z-index="63" draw:style-name="gr12" draw:text-style-name="P7" svg:width="1.8189in" svg:height="0.2205in" svg:x="2.8043in" svg:y="4.5346in"><draw:text-box><text:p text:style-name="P8"><text:span text:style-name="T4"><text:a xlink:href="python://formatLang(get_matrix_line(2).get('bruto', &quot;&quot;), dp='Bukti Potong PPH No Decimal')" xlink:type="simple">BRUTO_2</text:a></text:span></text:p></draw:text-box></draw:frame><draw:frame text:anchor-type="paragraph" draw:z-index="64" draw:style-name="gr12" draw:text-style-name="P7" svg:width="1.8268in" svg:height="0.2331in" svg:x="2.7925in" svg:y="4.302in"><draw:text-box><text:p text:style-name="P8"><text:span text:style-name="T4"><text:a xlink:href="python://formatLang(get_matrix_line(1).get('bruto', &quot;&quot;), dp='Bukti Potong PPH No Decimal')" xlink:type="simple">BRUTO_1</text:a></text:span></text:p></draw:text-box></draw:frame><draw:frame text:anchor-type="paragraph" draw:z-index="65" draw:style-name="gr12" draw:text-style-name="P7" svg:width="1.8331in" svg:height="0.1807in" svg:x="2.798in" svg:y="5.4311in"><draw:text-box><text:p text:style-name="P8"><text:span text:style-name="T4"><text:a xlink:href="python://formatLang(get_matrix_line(6).get('bruto', &quot;&quot;), dp='Bukti Potong PPH No Decimal')" xlink:type="simple">BRUTO_6</text:a></text:span></text:p></draw:text-box></draw:frame><draw:frame text:anchor-type="paragraph" draw:z-index="66" draw:style-name="gr12" draw:text-style-name="P7" svg:width="1.8177in" svg:height="0.2106in" svg:x="2.798in" svg:y="6.0689in"><draw:text-box><text:p text:style-name="P8"><text:span text:style-name="T4"><text:a xlink:href="python://formatLang(get_matrix_line(7).get('bruto', &quot;&quot;), dp='Bukti Potong PPH No Decimal')" xlink:type="simple">BRUTO_7</text:a></text:span></text:p></draw:text-box></draw:frame><draw:frame text:anchor-type="paragraph" draw:z-index="67" draw:style-name="gr12" draw:text-style-name="P7" svg:width="1.8315in" svg:height="0.2106in" svg:x="2.8016in" svg:y="6.5382in"><draw:text-box><text:p text:style-name="P8"><text:span text:style-name="T4"><text:a xlink:href="python://formatLang(get_matrix_line(8).get('bruto', &quot;&quot;), dp='Bukti Potong PPH No Decimal')" xlink:type="simple">BRUTO_8</text:a></text:span></text:p></draw:text-box></draw:frame><draw:frame text:anchor-type="paragraph" draw:z-index="68" draw:style-name="gr12" draw:text-style-name="P7" svg:width="1.8315in" svg:height="0.2106in" svg:x="2.8016in" svg:y="6.7484in"><draw:text-box><text:p text:style-name="P8"><text:span text:style-name="T4"><text:a xlink:href="python://formatLang(get_matrix_line(9).get('bruto', &quot;&quot;), dp='Bukti Potong PPH No Decimal')" xlink:type="simple">BRUTO_9</text:a></text:span></text:p></draw:text-box></draw:frame><draw:frame text:anchor-type="paragraph" draw:z-index="69" draw:style-name="gr12" draw:text-style-name="P7" svg:width="1.835in" svg:height="0.2106in" svg:x="2.7925in" svg:y="7.1846in"><draw:text-box><text:p text:style-name="P8"><text:span text:style-name="T4"><text:a xlink:href="python://formatLang(get_matrix_line(10).get('bruto', &quot;&quot;), dp='Bukti Potong PPH No Decimal')" xlink:type="simple">BRUTO_10</text:a></text:span></text:p></draw:text-box></draw:frame><draw:frame text:anchor-type="paragraph" draw:z-index="70" draw:style-name="gr12" draw:text-style-name="P7" svg:width="1.8406in" svg:height="0.2106in" svg:x="2.7925in" svg:y="7.3953in"><draw:text-box><text:p text:style-name="P8"><text:span text:style-name="T4"><text:a xlink:href="python://formatLang(get_matrix_line(11).get('bruto', &quot;&quot;), dp='Bukti Potong PPH No Decimal')" xlink:type="simple">BRUTO_11</text:a></text:span></text:p></draw:text-box></draw:frame><draw:frame text:anchor-type="paragraph" draw:z-index="71" draw:style-name="gr12" draw:text-style-name="P7" svg:width="1.6358in" svg:height="0.2098in" svg:x="5.8429in" svg:y="5.1835in"><draw:text-box><text:p text:style-name="P8"><text:span text:style-name="T4"><text:a xlink:href="python://formatLang(get_matrix_line(5).get('pph_dipotong', &quot;&quot;), dp='Bukti Potong PPH No Decimal')" xlink:type="simple">PPH_5</text:a></text:span></text:p></draw:text-box></draw:frame><draw:frame text:anchor-type="paragraph" draw:z-index="72" draw:style-name="gr12" draw:text-style-name="P7" svg:width="1.6252in" svg:height="0.2098in" svg:x="5.8535in" svg:y="4.9736in"><draw:text-box><text:p text:style-name="P8"><text:span text:style-name="T4"><text:a xlink:href="python://formatLang(get_matrix_line(4).get('pph_dipotong', &quot;&quot;), dp='Bukti Potong PPH No Decimal')" xlink:type="simple">PPH_4</text:a></text:span></text:p></draw:text-box></draw:frame><draw:frame text:anchor-type="paragraph" draw:z-index="73" draw:style-name="gr12" draw:text-style-name="P7" svg:width="1.6461in" svg:height="0.2335in" svg:x="5.8535in" svg:y="4.7402in"><draw:text-box><text:p text:style-name="P8"><text:span text:style-name="T4"><text:a xlink:href="python://formatLang(get_matrix_line(3).get('pph_dipotong', &quot;&quot;), dp='Bukti Potong PPH No Decimal')" xlink:type="simple">PPH_3</text:a></text:span></text:p></draw:text-box></draw:frame><draw:frame text:anchor-type="paragraph" draw:z-index="74" draw:style-name="gr12" draw:text-style-name="P7" svg:width="1.6303in" svg:height="0.2098in" svg:x="5.8535in" svg:y="4.5307in"><draw:text-box><text:p text:style-name="P8"><text:span text:style-name="T4"><text:a xlink:href="python://formatLang(get_matrix_line(2).get('pph_dipotong', &quot;&quot;), dp='Bukti Potong PPH No Decimal')" xlink:type="simple">PPH_2</text:a></text:span></text:p></draw:text-box></draw:frame><draw:frame text:anchor-type="paragraph" draw:z-index="75" draw:style-name="gr12" draw:text-style-name="P7" svg:width="1.6461in" svg:height="0.2343in" svg:x="5.8535in" svg:y="4.2965in"><draw:text-box><text:p text:style-name="P8"><text:span text:style-name="T4"><text:a xlink:href="python://formatLang(get_matrix_line(1).get('pph_dipotong', &quot;&quot;), dp='Bukti Potong PPH No Decimal')" xlink:type="simple">PPH_1</text:a></text:span></text:p></draw:text-box></draw:frame><draw:frame text:anchor-type="paragraph" draw:z-index="76" draw:style-name="gr12" draw:text-style-name="P7" svg:width="1.6043in" svg:height="0.2134in" svg:x="5.8791in" svg:y="5.4217in"><draw:text-box><text:p text:style-name="P8"><text:span text:style-name="T4"><text:a xlink:href="python://formatLang(get_matrix_line(6).get('pph_dipotong', &quot;&quot;), dp='Bukti Potong PPH No Decimal')" xlink:type="simple">PPH_6</text:a></text:span></text:p></draw:text-box></draw:frame><draw:frame text:anchor-type="paragraph" draw:z-index="77" draw:style-name="gr12" draw:text-style-name="P7" svg:width="1.6378in" svg:height="0.2098in" svg:x="5.8563in" svg:y="6.0925in"><draw:text-box><text:p text:style-name="P8"><text:span text:style-name="T4"><text:a xlink:href="python://formatLang(get_matrix_line(7).get('pph_dipotong', &quot;&quot;), dp='Bukti Potong PPH No Decimal')" xlink:type="simple">PPH_7</text:a></text:span></text:p></draw:text-box></draw:frame><draw:frame text:anchor-type="paragraph" draw:z-index="78" draw:style-name="gr12" draw:text-style-name="P7" svg:width="1.6343in" svg:height="0.2098in" svg:x="5.8547in" svg:y="6.5291in"><draw:text-box><text:p text:style-name="P8"><text:span text:style-name="T4"><text:a xlink:href="python://formatLang(get_matrix_line(8).get('pph_dipotong', &quot;&quot;), dp='Bukti Potong PPH No Decimal')" xlink:type="simple">PPH_8</text:a></text:span></text:p></draw:text-box></draw:frame><draw:frame text:anchor-type="paragraph" draw:z-index="79" draw:style-name="gr12" draw:text-style-name="P7" svg:width="1.6449in" svg:height="0.2098in" svg:x="5.8547in" svg:y="6.739in"><draw:text-box><text:p text:style-name="P8"><text:span text:style-name="T4"><text:a xlink:href="python://formatLang(get_matrix_line(9).get('pph_dipotong', &quot;&quot;), dp='Bukti Potong PPH No Decimal')" xlink:type="simple">PPH_9</text:a></text:span></text:p></draw:text-box></draw:frame><draw:frame text:anchor-type="paragraph" draw:z-index="80" draw:style-name="gr12" draw:text-style-name="P7" svg:width="1.626in" svg:height="0.1996in" svg:x="5.8681in" svg:y="7.2134in"><draw:text-box><text:p text:style-name="P8"><text:span text:style-name="T4"><text:a xlink:href="python://formatLang(get_matrix_line(10).get('pph_dipotong', &quot;&quot;), dp='Bukti Potong PPH No Decimal')" xlink:type="simple">PPH_10</text:a></text:span></text:p></draw:text-box></draw:frame><draw:frame text:anchor-type="paragraph" draw:z-index="81" draw:style-name="gr12" draw:text-style-name="P7" svg:width="1.6213in" svg:height="0.2098in" svg:x="5.8681in" svg:y="7.4126in"><draw:text-box><text:p text:style-name="P8"><text:span text:style-name="T4"><text:a xlink:href="python://formatLang(get_matrix_line(11).get('pph_dipotong', &quot;&quot;), dp='Bukti Potong PPH No Decimal')" xlink:type="simple">PPH_11</text:a></text:span></text:p></draw:text-box></draw:frame><draw:frame text:anchor-type="paragraph" draw:z-index="82" draw:style-name="gr12" draw:text-style-name="P9" svg:width="0.2551in" svg:height="0.1831in" svg:x="4.8008in" svg:y="5.1937in"><draw:text-box><text:p text:style-name="P3"><text:span text:style-name="T4"><text:a xlink:href="python://get_matrix_line(5).get('tarif',%20%22%22)" xlink:type="simple">5</text:a></text:span></text:p></draw:text-box></draw:frame><draw:frame text:anchor-type="paragraph" draw:z-index="83" draw:style-name="gr12" draw:text-style-name="P9" svg:width="0.2571in" svg:height="0.1713in" svg:x="4.7925in" svg:y="4.9854in"><draw:text-box><text:p text:style-name="P3"><text:span text:style-name="T4"><text:a xlink:href="python://get_matrix_line(4).get('tarif',%20%22%22)" xlink:type="simple">4</text:a></text:span></text:p></draw:text-box></draw:frame><draw:frame text:anchor-type="paragraph" draw:z-index="84" draw:style-name="gr12" draw:text-style-name="P9" svg:width="0.2524in" svg:height="0.1559in" svg:x="4.7992in" svg:y="4.7693in"><draw:text-box><text:p text:style-name="P3"><text:span text:style-name="T4"><text:a xlink:href="python://get_matrix_line(3).get('tarif',%20%22%22)" xlink:type="simple">3</text:a></text:span></text:p></draw:text-box></draw:frame><draw:frame text:anchor-type="paragraph" draw:z-index="85" draw:style-name="gr12" draw:text-style-name="P9" svg:width="0.2398in" svg:height="0.1705in" svg:x="4.8035in" svg:y="4.5437in"><draw:text-box><text:p text:style-name="P3"><text:span text:style-name="T4"><text:a xlink:href="python://get_matrix_line(2).get('tarif',%20%22%22)" xlink:type="simple">2</text:a></text:span></text:p></draw:text-box></draw:frame><draw:frame text:anchor-type="paragraph" draw:z-index="86" draw:style-name="gr12" draw:text-style-name="P9" svg:width="0.248in" svg:height="0.1512in" svg:x="4.7992in" svg:y="4.3217in"><draw:text-box><text:p text:style-name="P3"><text:span text:style-name="T4"><text:a xlink:href="python://get_matrix_line(1).get('tarif',%20%22%22)" xlink:type="simple">1</text:a></text:span></text:p></draw:text-box></draw:frame><draw:frame text:anchor-type="paragraph" draw:z-index="87" draw:style-name="gr12" draw:text-style-name="P9" svg:width="0.2571in" svg:height="0.1976in" svg:x="4.8035in" svg:y="5.422in"><draw:text-box><text:p text:style-name="P3"><text:span text:style-name="T4"><text:a xlink:href="python://get_matrix_line(6).get('tarif',%20%22%22)" xlink:type="simple">6</text:a></text:span></text:p></draw:text-box></draw:frame><draw:frame text:anchor-type="paragraph" draw:z-index="88" draw:style-name="gr12" draw:text-style-name="P9" svg:width="0.2398in" svg:height="0.176in" svg:x="4.8028in" svg:y="6.0819in"><draw:text-box><text:p text:style-name="P3"><text:span text:style-name="T4"><text:a xlink:href="python://get_matrix_line(7).get('tarif',%20%22%22)" xlink:type="simple">7</text:a></text:span></text:p></draw:text-box></draw:frame><draw:frame text:anchor-type="paragraph" draw:z-index="89" draw:style-name="gr12" draw:text-style-name="P9" svg:width="0.2358in" svg:height="0.1476in" svg:x="4.8165in" svg:y="6.5654in"><draw:text-box><text:p text:style-name="P3"><text:span text:style-name="T4"><text:a xlink:href="python://get_matrix_line(8).get('tarif',%20%22%22)" xlink:type="simple">8</text:a></text:span></text:p></draw:text-box></draw:frame><draw:frame text:anchor-type="paragraph" draw:z-index="90" draw:style-name="gr12" draw:text-style-name="P9" svg:width="0.2496in" svg:height="0.1803in" svg:x="4.8055in" svg:y="6.7591in"><draw:text-box><text:p text:style-name="P3"><text:span text:style-name="T4"><text:a xlink:href="python://get_matrix_line(9).get('tarif',%20%22%22)" xlink:type="simple">9</text:a></text:span></text:p></draw:text-box></draw:frame><draw:frame text:anchor-type="paragraph" draw:z-index="91" draw:style-name="gr12" draw:text-style-name="P7" svg:width="0.287in" svg:height="0.1496in" svg:x="4.7854in" svg:y="7.2126in"><draw:text-box><text:p text:style-name="P3"><text:span text:style-name="T4"><text:a xlink:href="python://get_matrix_line(10).get('tarif',%20%22%22)" xlink:type="simple">10</text:a></text:span></text:p></draw:text-box></draw:frame><draw:frame text:anchor-type="paragraph" draw:z-index="92" draw:style-name="gr12" draw:text-style-name="P7" svg:width="0.2398in" svg:height="0.1559in" svg:x="4.8071in" svg:y="7.4299in"><draw:text-box><text:p text:style-name="P3"><text:span text:style-name="T4"><text:a xlink:href="python://get_matrix_line(11).get('tarif',%20%22%22)" xlink:type="simple">11</text:a></text:span></text:p></draw:text-box></draw:frame><draw:frame text:anchor-type="paragraph" draw:z-index="93" draw:style-name="gr12" draw:text-style-name="P7" svg:width="2.1862in" svg:height="0.2012in" svg:x="0.6118in" svg:y="5.1252in"><draw:text-box><text:p text:style-name="P10"><text:span text:style-name="T4"><text:a xlink:href="python://get_matrix_line(5).get('tax_code_name',%20%22%22)" xlink:type="simple">LAIN_5</text:a></text:span></text:p></draw:text-box></draw:frame><draw:frame text:anchor-type="paragraph" draw:z-index="94" draw:style-name="gr12" draw:text-style-name="P7" svg:width="2.1862in" svg:height="0.2476in" svg:x="0.6118in" svg:y="5.3256in"><draw:text-box><text:p text:style-name="P10"><text:span text:style-name="T4"><text:a xlink:href="python://get_matrix_line(6).get('tax_code_name',%20%22%22)" xlink:type="simple">LAIN_6</text:a></text:span></text:p></draw:text-box></draw:frame><draw:frame text:anchor-type="paragraph" draw:z-index="95" draw:style-name="gr12" draw:text-style-name="P7" svg:width="2.1835in" svg:height="0.2016in" svg:x="0.6146in" svg:y="6.0181in"><draw:text-box><text:p text:style-name="P10"><text:span text:style-name="T4"><text:a xlink:href="python://get_matrix_line(7).get('tax_code_name',%20%22%22)" xlink:type="simple">LAIN_7</text:a></text:span></text:p></draw:text-box></draw:frame><draw:frame text:anchor-type="paragraph" draw:z-index="96" draw:style-name="gr12" draw:text-style-name="P7" svg:width="1.6039in" svg:height="0.2012in" svg:x="1.2008in" svg:y="6.4626in"><draw:text-box><text:p text:style-name="P10"><text:span text:style-name="T4"><text:a xlink:href="python://get_matrix_line(8).get('tax_code_name',%20%22%22)" xlink:type="simple">LAIN_8</text:a></text:span></text:p></draw:text-box></draw:frame><draw:frame text:anchor-type="paragraph" draw:z-index="97" draw:style-name="gr12" draw:text-style-name="P7" svg:width="1.6031in" svg:height="0.2012in" svg:x="1.1984in" svg:y="6.6925in"><draw:text-box><text:p text:style-name="P10"><text:span text:style-name="T4"><text:a xlink:href="python://get_matrix_line(9).get('tax_code_name',%20%22%22)" xlink:type="simple">LAIN_9</text:a></text:span></text:p></draw:text-box></draw:frame><draw:frame text:anchor-type="paragraph" draw:z-index="98" draw:style-name="gr12" draw:text-style-name="P7" svg:width="2.1705in" svg:height="0.2012in" svg:x="0.622in" svg:y="7.3346in"><draw:text-box><text:p text:style-name="P10"><text:span text:style-name="T4"><text:a xlink:href="python://get_matrix_line(11).get('tax_code_name',%20%22%22)" xlink:type="simple">LAIN_11</text:a></text:span></text:p></draw:text-box></draw:frame><draw:frame text:anchor-type="paragraph" draw:z-index="99" draw:style-name="gr12" draw:text-style-name="P7" svg:width="1.8386in" svg:height="0.2094in" svg:x="2.8in" svg:y="7.6339in"><draw:text-box><text:p text:style-name="P8"><text:span text:style-name="T4"><text:a xlink:href="python://formatLang(get_total_bruto(), dp='Bukti Potong PPH No Decimal')" xlink:type="simple">TOTAL BRUTO</text:a></text:span></text:p></draw:text-box></draw:frame><draw:frame text:anchor-type="paragraph" draw:z-index="100" draw:style-name="gr12" draw:text-style-name="P7" svg:width="1.6685in" svg:height="0.2157in" svg:x="5.8091in" svg:y="7.622in"><draw:text-box><text:p text:style-name="P8"><text:span text:style-name="T4"><text:a xlink:href="python://formatLang(o.total_tax, dp='Bukti Potong PPH No Decimal')" xlink:type="simple">TOTAL PPH</text:a></text:span></text:p></draw:text-box></draw:frame><draw:frame text:anchor-type="paragraph" draw:z-index="101" draw:style-name="gr11" draw:text-style-name="P7" svg:width="6.2969in" svg:height="0.1933in" svg:x="0.9563in" svg:y="7.8736in"><draw:text-box><text:p text:style-name="P11"><text:span text:style-name="T5"><text:a xlink:href="python://get_terbilang(o.total_tax)" xlink:type="simple">TERBILANG</text:a></text:span></text:p></draw:text-box></draw:frame><draw:frame text:anchor-type="paragraph" draw:z-index="152" draw:style-name="gr12" draw:text-style-name="P7" svg:width="2.1697in" svg:height="0.1835in" svg:x="4.4429in" svg:y="10.7673in"><draw:text-box><text:p text:style-name="P3"><text:span text:style-name="T4"><text:a xlink:href="python://o.ttd_id.name" xlink:type="simple">TTD</text:a></text:span></text:p></draw:text-box></draw:frame><draw:frame text:anchor-type="paragraph" draw:z-index="153" draw:style-name="gr12" draw:text-style-name="P7" svg:width="0.948in" svg:height="0.1835in" svg:x="4.1484in" svg:y="8.2591in"><draw:text-box><text:p text:style-name="P3"><text:span text:style-name="T4"><text:a xlink:href="python://o.date%20and%20(time.strftime('%25d',%20time.strptime(o.date,%20'%25Y-%25m-%25d')))%20or%20''" xlink:type="simple">DATE</text:a></text:span></text:p></draw:text-box></draw:frame><draw:frame text:anchor-type="paragraph" draw:z-index="154" draw:style-name="gr12" draw:text-style-name="P7" svg:width="1.148in" svg:height="0.1835in" svg:x="5.1555in" svg:y="8.2563in"><draw:text-box><text:p text:style-name="P3"><text:span text:style-name="T4"><text:a xlink:href="python://o.date%20and%20(time.strftime('%25B',%20time.strptime(o.date,%20'%25Y-%25m-%25d')))%20or%20''" xlink:type="simple">MONTH</text:a></text:span></text:p></draw:text-box></draw:frame><draw:frame text:anchor-type="paragraph" draw:z-index="155" draw:style-name="gr12" draw:text-style-name="P7" svg:width="0.3142in" svg:height="0.1835in" svg:x="6.5752in" svg:y="8.2681in"><draw:text-box><text:p text:style-name="P3"><text:span text:style-name="T4"><text:a xlink:href="python://o.date%20and%20(time.strftime('%25Y',%20time.strptime(o.date,%20'%25Y-%25m-%25d')))[2:]%20or%20''" xlink:type="simple">YEAR</text:a></text:span></text:p></draw:text-box></draw:frame><draw:frame text:anchor-type="paragraph" draw:z-index="59" draw:style-name="gr12" draw:text-style-name="P7" svg:width="2.1622in" svg:height="0.1835in" svg:x="3.0937in" svg:y="1.5957in"><draw:text-box><text:p text:style-name="P3"><text:span text:style-name="T4"><text:a xlink:href="python://o.name" xlink:type="simple">NOMOR</text:a></text:span></text:p></draw:text-box></draw:frame><draw:frame text:anchor-type="paragraph" draw:z-index="156" draw:style-name="gr12" draw:text-style-name="P7" svg:width="2.1594in" svg:height="0.2012in" svg:x="0.6217in" svg:y="7.1339in"><draw:text-box><text:p text:style-name="P10"><text:span text:style-name="T4"><text:a xlink:href="python://get_matrix_line(10).get('tax_code_name',%20%22%22)" xlink:type="simple">LAIN_10</text:a></text:span></text:p></draw:text-box></draw:frame><draw:frame text:anchor-type="paragraph" draw:z-index="157" draw:style-name="gr12" draw:text-style-name="P9" svg:width="0.5803in" svg:height="0.2059in" svg:x="5.2634in" svg:y="5.1866in"><draw:text-box><text:p text:style-name="P3"><text:span text:style-name="T4"><text:a xlink:href="python://get_matrix_line(5).get('tarif_persen',%20%22%22)" xlink:type="simple">TP_5</text:a></text:span></text:p></draw:text-box></draw:frame><draw:frame text:anchor-type="paragraph" draw:z-index="158" draw:style-name="gr12" draw:text-style-name="P9" svg:width="0.6205in" svg:height="0.2122in" svg:x="5.2429in" svg:y="4.9752in"><draw:text-box><text:p text:style-name="P3"><text:span text:style-name="T4"><text:a xlink:href="python://get_matrix_line(4).get('tarif_persen',%20%22%22)" xlink:type="simple">TP_4</text:a></text:span></text:p></draw:text-box></draw:frame><draw:frame text:anchor-type="paragraph" draw:z-index="159" draw:style-name="gr12" draw:text-style-name="P9" svg:width="0.6094in" svg:height="0.1925in" svg:x="5.2598in" svg:y="4.7555in"><draw:text-box><text:p text:style-name="P3"><text:span text:style-name="T4"><text:a xlink:href="python://get_matrix_line(3).get('tarif_persen',%20%22%22)" xlink:type="simple">TP_3</text:a></text:span></text:p></draw:text-box></draw:frame><draw:frame text:anchor-type="paragraph" draw:z-index="160" draw:style-name="gr12" draw:text-style-name="P9" svg:width="0.6122in" svg:height="0.2295in" svg:x="5.2417in" svg:y="4.5264in"><draw:text-box><text:p text:style-name="P3"><text:span text:style-name="T4"><text:a xlink:href="python://get_matrix_line(2).get('tarif_persen',%20%22%22)" xlink:type="simple">TP_2</text:a></text:span></text:p></draw:text-box></draw:frame><draw:frame text:anchor-type="paragraph" draw:z-index="161" draw:style-name="gr12" draw:text-style-name="P9" svg:width="0.5988in" svg:height="0.226in" svg:x="5.2598in" svg:y="4.3008in"><draw:text-box><text:p text:style-name="P3"><text:span text:style-name="T4"><text:a xlink:href="python://get_matrix_line(1).get('tarif_persen',%20%22%22)" xlink:type="simple">TP_1</text:a></text:span></text:p></draw:text-box></draw:frame><draw:frame text:anchor-type="paragraph" draw:z-index="162" draw:style-name="gr12" draw:text-style-name="P9" svg:width="0.6189in" svg:height="0.2004in" svg:x="5.2362in" svg:y="5.4189in"><draw:text-box><text:p text:style-name="P3"><text:span text:style-name="T4"><text:a xlink:href="python://get_matrix_line(6).get('tarif_persen',%20%22%22)" xlink:type="simple">TP_6</text:a></text:span></text:p></draw:text-box></draw:frame><draw:frame text:anchor-type="paragraph" draw:z-index="163" draw:style-name="gr12" draw:text-style-name="P9" svg:width="0.6205in" svg:height="0.2079in" svg:x="5.2362in" svg:y="6.0882in"><draw:text-box><text:p text:style-name="P3"><text:span text:style-name="T4"><text:a xlink:href="python://get_matrix_line(7).get('tarif_persen',%20%22%22)" xlink:type="simple">TP_7</text:a></text:span></text:p></draw:text-box></draw:frame><draw:frame text:anchor-type="paragraph" draw:z-index="164" draw:style-name="gr12" draw:text-style-name="P9" svg:width="0.6232in" svg:height="0.2252in" svg:x="5.2472in" svg:y="6.5138in"><draw:text-box><text:p text:style-name="P3"><text:span text:style-name="T4"><text:a xlink:href="python://get_matrix_line(8).get('tarif_persen',%20%22%22)" xlink:type="simple">TP_8</text:a></text:span></text:p></draw:text-box></draw:frame><draw:frame text:anchor-type="paragraph" draw:z-index="165" draw:style-name="gr12" draw:text-style-name="P9" svg:width="0.6358in" svg:height="0.2307in" svg:x="5.2417in" svg:y="6.739in"><draw:text-box><text:p text:style-name="P3"><text:span text:style-name="T4"><text:a xlink:href="python://get_matrix_line(9).get('tarif_persen',%20%22%22)" xlink:type="simple">TP_9</text:a></text:span></text:p></draw:text-box></draw:frame><draw:frame text:anchor-type="paragraph" draw:z-index="166" draw:style-name="gr12" draw:text-style-name="P7" svg:width="0.615in" svg:height="0.1906in" svg:x="5.2535in" svg:y="7.198in"><draw:text-box><text:p text:style-name="P3"><text:span text:style-name="T4"><text:a xlink:href="python://get_matrix_line(10).get('tarif_persen',%20%22%22)" xlink:type="simple">TP_10</text:a></text:span></text:p></draw:text-box></draw:frame><draw:frame text:anchor-type="paragraph" draw:z-index="167" draw:style-name="gr12" draw:text-style-name="P7" svg:width="0.6039in" svg:height="0.1976in" svg:x="5.2535in" svg:y="7.4181in"><draw:text-box><text:p text:style-name="P3"><text:span text:style-name="T4"><text:a xlink:href="python://get_matrix_line(11).get('tarif_persen',%20%22%22)" xlink:type="simple">TP_11</text:a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3in" style:num-format="1" style:print-orientation="portrait" fo:margin-top="0.4701in" fo:margin-bottom="0.3902in" fo:margin-left="0.4701in" fo:margin-right="0.3902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 xlink:href="Pictures/10000000000009F600000F3A10075F2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1:23:59.572226078</meta:creation-date>
    <dc:date>2017-08-16T16:49:27.255033560</dc:date>
    <meta:editing-duration>PT11H2M5S</meta:editing-duration>
    <meta:editing-cycles>131</meta:editing-cycles>
    <meta:generator>LibreOffice/4.2.8.2$Linux_x86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